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Profile Viewer &amp; Chat&lt;/title&gt;</text:p>
      <text:p text:style-name="Normal"><text:s text:c="4"/>&lt;link rel="stylesheet" href="styles.css"&gt;</text:p>
      <text:p text:style-name="Normal">&lt;/head&gt;</text:p>
      <text:p text:style-name="Normal">&lt;body&gt;</text:p>
      <text:p text:style-name="Normal"><text:s text:c="4"/>&lt;div class="container"&gt;</text:p>
      <text:p text:style-name="Normal"><text:s text:c="8"/>&lt;h2&gt;Profile Viewer&lt;/h2&gt;</text:p>
      <text:p text:style-name="Normal"><text:s text:c="8"/>&lt;div id="profilesContainer" class="profiles-container"&gt;</text:p>
      <text:p text:style-name="Normal"><text:s text:c="12"/>&lt;!-- Aici vor fi afișate profilele --&gt;</text:p>
      <text:p text:style-name="Normal"><text:s text:c="8"/>&lt;/div&gt;</text:p>
      <text:p text:style-name="Normal"><text:s text:c="4"/>&lt;/div&gt;</text:p>
      <text:p text:style-name="Normal"/>
      <text:p text:style-name="Normal"><text:s text:c="4"/>&lt;div class="container"&gt;</text:p>
      <text:p text:style-name="Normal"><text:s text:c="8"/>&lt;h2&gt;Chat&lt;/h2&gt;</text:p>
      <text:p text:style-name="Normal"><text:s text:c="8"/>&lt;div id="chatMessages" class="chat-messages"&gt;</text:p>
      <text:p text:style-name="Normal"><text:s text:c="12"/>&lt;!-- Aici vor fi afișate mesajele de chat --&gt;</text:p>
      <text:p text:style-name="Normal"><text:s text:c="8"/>&lt;/div&gt;</text:p>
      <text:p text:style-name="Normal"><text:s text:c="8"/>&lt;input type="text" id="messageInput" placeholder="Introduceți mesajul..."&gt;</text:p>
      <text:p text:style-name="Normal"><text:s text:c="8"/>&lt;button onclick="sendMessage()"&gt;Trimite&lt;/button&gt;</text:p>
      <text:p text:style-name="Normal"><text:s text:c="4"/>&lt;/div&gt;</text:p>
      <text:p text:style-name="Normal"/>
      <text:p text:style-name="Normal"><text:s text:c="4"/>&lt;script src="script.js"&gt;&lt;/script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a Barbanta</meta:initial-creator>
    <dc:creator>Paula Barbanta</dc:creator>
    <meta:creation-date>2024-03-09T02:31:00Z</meta:creation-date>
    <dc:date>2024-03-09T02:32:00Z</dc:date>
    <meta:template xlink:href="Normal.dotm" xlink:type="simple"/>
    <meta:editing-cycles>1</meta:editing-cycles>
    <meta:editing-duration>PT60S</meta:editing-duration>
    <meta:document-statistic meta:page-count="1" meta:paragraph-count="1" meta:word-count="123" meta:character-count="828" meta:row-count="5" meta:non-whitespace-character-count="706"/>
  </office:meta>
</office:document-meta>
</file>